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fo:font-size="11.5pt" fo:font-weight="bold" style:letter-kerning="true" style:font-size-asian="11.5pt" style:font-weight-asian="bold" style:font-size-complex="11.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.5pt" fo:font-weight="normal" style:letter-kerning="true" style:font-size-asian="11.5pt" style:font-weight-asian="normal" style:font-size-complex="11.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fo:font-size="12pt" fo:font-weight="bold" style:letter-kerning="true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2" style:family="paragraph" style:parent-style-name="Standard" style:list-style-name="L2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T1" style:family="text">
      <style:text-properties fo:color="#000000" fo:font-size="11.5pt" style:letter-kerning="true" style:font-size-asian="11.5pt" style:font-size-complex="11.5pt"/>
    </style:style>
    <style:style style:name="T2" style:family="text">
      <style:text-properties fo:color="#000000" fo:font-size="11.5pt" fo:font-style="italic" style:letter-kerning="true" style:font-size-asian="11.5pt" style:font-style-asian="italic" style:font-size-complex="11.5pt"/>
    </style:style>
    <style:style style:name="T3" style:family="text">
      <style:text-properties fo:color="#000000" style:text-position="sub 58%" fo:font-size="11.5pt" fo:font-style="italic" style:letter-kerning="true" style:font-size-asian="11.5pt" style:font-style-asian="italic" style:font-size-complex="11.5pt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Symbol" fo:font-style="italic" style:font-style-asian="italic"/>
    </style:style>
    <style:style style:name="T6" style:family="text">
      <style:text-properties style:font-name="Symbo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Symbol" fo:font-style="normal" fo:font-weight="normal" style:font-name-asian="WenQuanYi Zen Hei" style:font-style-asian="normal" style:font-weight-asian="normal" style:font-name-complex="FreeSans" style:font-style-complex="normal" style:font-weight-complex="normal"/>
    </style:style>
    <style:style style:name="T8" style:family="text">
      <style:text-properties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normal" style:font-name-asian="WenQuanYi Zen Hei" style:font-weight-asian="normal" style:font-name-complex="FreeSans" style:font-weight-complex="normal"/>
    </style:style>
    <style:style style:name="T12" style:family="text">
      <style:text-properties style:font-name="Times New Roman" fo:font-style="normal" fo:font-weight="normal" style:font-name-asian="WenQuanYi Zen Hei" style:font-style-asian="normal" style:font-weight-asian="normal" style:font-name-complex="FreeSans" style:font-style-complex="normal" style:font-weight-complex="normal"/>
    </style:style>
    <style:style style:name="T13" style:family="text">
      <style:text-properties style:font-name="Times New Roman" style:font-weight-complex="normal"/>
    </style:style>
    <style:style style:name="T14" style:family="text">
      <style:text-properties style:font-name="Times New Roman" fo:font-weight="bold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rogram Assignment 2</text:p>
      <text:p text:style-name="P2">b97502049 電機四 蔡昀達</text:p>
      <text:list xml:id="list966612098" text:style-name="L1">
        <text:list-item>
          <text:p text:style-name="P9"><text:span text:style-name="T1">Write a brute force algorithm (just pseudo code) in your report that tried all possible combinations of </text:span><text:span text:style-name="T2">x</text:span><text:span text:style-name="T3">i</text:span><text:span text:style-name="T1"> . What is the time complexity of this algorithm?</text:span></text:p>
          <text:p text:style-name="P10">Ans. </text:p>
          <text:p text:style-name="P10">a. To implement the burte force algorithm, I define three function to achieve the goal:</text:p>
          <text:p text:style-name="P10"/>
          <text:p text:style-name="P10"><text:s/><text:tab/><text:span text:style-name="T16">bruteForce():</text:span> is used for the main program call the brute force method</text:p>
          <text:list>
            <text:list-item>
              <text:list>
                <text:list-header>
                  <text:p text:style-name="P10"/>
                  <text:p text:style-name="P10">If ( allCase.size() == 0) return 0</text:p>
                </text:list-header>
              </text:list>
            </text:list-item>
          </text:list>
        </text:list-item>
      </text:list>
      <text:p text:style-name="P3"><text:tab/> <text:s text:c="10"/><text:tab/>else {</text:p>
      <text:p text:style-name="P3"><text:tab/><text:tab/><text:tab/>int maxCase = 0</text:p>
      <text:p text:style-name="P3"><text:tab/><text:tab/><text:tab/>for <text:s/>i to allCase.size</text:p>
      <text:p text:style-name="P3"><text:tab/><text:tab/><text:tab/><text:tab/>if <text:s text:c="2"/>totalValue(allCase[i]) <text:s/>&gt; totalValue(allCase[maxCase])</text:p>
      <text:p text:style-name="P3"><text:tab/><text:tab/><text:tab/><text:tab/> <text:tab/>maxCase = I</text:p>
      <text:p text:style-name="P3"><text:tab/><text:tab/><text:tab/>report the result</text:p>
      <text:p text:style-name="P3"><text:tab/><text:tab/><text:tab/>return the max value</text:p>
      <text:p text:style-name="P3"><text:tab/><text:tab/>}</text:p>
      <text:p text:style-name="P3"/>
      <text:p text:style-name="P3"><text:tab/><text:tab/><text:span text:style-name="T16">candidate( buffer ):</text:span><text:span text:style-name="T9"> </text:span>this subrutine is use for finding all the solution of the knapsack <text:tab/><text:tab/><text:tab/>problem in recursive way. Note that “items” is an STL vector to record all the item we can <text:tab/><text:tab/><text:tab/>put into our knapsack, and “find” function will return true if we can find the item in the <text:tab/><text:tab/><text:tab/>buffer. </text:p>
      <text:p text:style-name="P3"><text:tab/><text:tab/></text:p>
      <text:p text:style-name="P3"><text:tab/><text:tab/>addSomething = false</text:p>
      <text:p text:style-name="P3"><text:tab/><text:tab/>for i <text:s/>to items.size() {</text:p>
      <text:p text:style-name="P3"><text:tab/><text:tab/><text:tab/>if !find(buffer) <text:tab/>&amp;&amp; totalSize(buffer) + items[i].size &lt;= pack size<text:tab/></text:p>
      <text:p text:style-name="P3"><text:tab/><text:tab/><text:tab/>buffer.push_back(items[i])</text:p>
      <text:p text:style-name="P3"><text:tab/><text:tab/><text:tab/>candidate(buffer)</text:p>
      <text:p text:style-name="P3"><text:tab/><text:tab/><text:tab/>buffer.pop_back()</text:p>
      <text:p text:style-name="P3"><text:tab/><text:tab/><text:tab/>addedSomething = true</text:p>
      <text:p text:style-name="P3"><text:tab/><text:tab/>}</text:p>
      <text:p text:style-name="P3"><text:tab/><text:tab/>if <text:s/>!addedSomething {</text:p>
      <text:p text:style-name="P3"><text:tab/><text:tab/><text:tab/>allCase.push_back(buffer)</text:p>
      <text:p text:style-name="P3"><text:tab/><text:tab/><text:tab/>return</text:p>
      <text:p text:style-name="P3"><text:tab/><text:tab/>}</text:p>
      <text:p text:style-name="P3"><text:tab/><text:tab/></text:p>
      <text:p text:style-name="P3"><text:tab/><text:tab/><text:span text:style-name="T16">totalSize( vector&lt;Item&gt; ):</text:span><text:span text:style-name="T9"> </text:span>to return the the total size of an “item” vector.</text:p>
      <text:p text:style-name="P3"><text:tab/><text:tab/><text:span text:style-name="T16">TotalValue( vector&lt;Item&gt; ):</text:span> to return the the total value of an “item” vector.</text:p>
      <text:p text:style-name="P3"/>
      <text:p text:style-name="P3"><text:tab/>b. Considering my brute force algorithm, we can find out that all the routine is linear but for the <text:tab/><text:span text:style-name="T9">canditate() </text:span>is a recursive function. As a result, we only need to take the complexity of <text:span text:style-name="T9">canditate()</text:span> <text:tab/>function call into account. Because the target of <text:span text:style-name="T9">canditate() </text:span>is to find all the combinations of the <text:tab/>solution, there is no difference in the best case and worst case.</text:p>
      <text:p text:style-name="P3"/>
      <text:p text:style-name="P3"><text:tab/></text:p>
      <text:p text:style-name="P3"/>
      <text:p text:style-name="P3"/>
      <text:p text:style-name="P3"/>
      <text:p text:style-name="P3"><text:soft-page-break/></text:p>
      <text:list xml:id="list547147801" text:continue-numbering="true" text:style-name="L1">
        <text:list-item>
          <text:p text:style-name="P11">Write a greedy algorithm (just pseudo code) in your report. <text:s/>What is the time complexity of this algorithm? <text:s/>Does your algorithm give the optimal solution?</text:p>
        </text:list-item>
      </text:list>
      <text:p text:style-name="P4"/>
      <text:list xml:id="list2012115180" text:style-name="L2">
        <text:list-header>
          <text:p text:style-name="P12">a. the pseudo code of greedy algorithm. Note that the items is an STL vector to store all the candidate of given items. </text:p>
        </text:list-header>
      </text:list>
      <text:p text:style-name="P4"/>
      <text:p text:style-name="P4"><text:tab/>Sort the items array</text:p>
      <text:p text:style-name="P4"><text:tab/>for i <text:s/>to items.size</text:p>
      <text:p text:style-name="P4"><text:tab/><text:tab/>if <text:s/>items[i].value == items[i+1].value &amp;&amp; items[i].size &gt; items[i+1].size</text:p>
      <text:p text:style-name="P4"><text:tab/><text:tab/>continue</text:p>
      <text:p text:style-name="P4"><text:tab/>if remain space &gt;= items[i].size</text:p>
      <text:p text:style-name="P4"><text:tab/><text:tab/>remain space = remain space – items[i].size</text:p>
      <text:p text:style-name="P4"><text:tab/><text:tab/>max value += items[i].value</text:p>
      <text:p text:style-name="P4"><text:tab/>return max value</text:p>
      <text:p text:style-name="P4"><text:tab/></text:p>
      <text:p text:style-name="P4"><text:tab/>b. The time complexity analysis. We have already know that the complexity the best solution <text:tab/>(Qsort)for sorting problem is <text:span text:style-name="T10">Θ(nlgn), and the “for” loop is determinstic with the complexity <text:tab/>Θ(n). Hence, we can conclude that the computing complexity is Θ(nlgn).</text:span></text:p>
      <text:p text:style-name="P7"/>
      <text:p text:style-name="P7"/>
      <text:p text:style-name="P7"/>
      <text:list xml:id="list1943853336" text:continue-list="list547147801" text:style-name="L1">
        <text:list-item>
          <text:p text:style-name="P11">Let <text:span text:style-name="T5"></text:span>(<text:span text:style-name="T4">i, s</text:span>) equal to the maximum value that can be obtained by placing up to <text:span text:style-name="T4">i</text:span> items to the knapsack of size less than or equal to <text:span text:style-name="T4">s</text:span>. <text:s/>Show a recursive solution to this problem in your report.</text:p>
        </text:list-item>
      </text:list>
      <text:p text:style-name="P4"/>
      <text:p text:style-name="P4"><text:tab/>Ans.</text:p>
      <text:p text:style-name="P4"><text:tab/></text:p>
      <text:p text:style-name="P6"><text:span text:style-name="T17"><text:tab/></text:span><text:span text:style-name="T18">The recursive solution of optimal solution can be repersent as </text:span></text:p>
      <text:p text:style-name="P6"><text:span text:style-name="T18"><text:tab/></text:span><text:span text:style-name="T6"></text:span><text:span text:style-name="T19">(i, s)</text:span><text:span text:style-name="T15"> <text:tab/>= max{</text:span><text:span text:style-name="T6"></text:span><text:span text:style-name="T19">(i-1, s) , </text:span><text:span text:style-name="T6"></text:span><text:span text:style-name="T19">(i-1, s-w[i])</text:span><text:span text:style-name="T15"> + v[i]} if s-w[i] </text:span><text:span text:style-name="T20">≥</text:span><text:span text:style-name="T11"> 0</text:span></text:p>
      <text:p text:style-name="P6"><text:span text:style-name="T11"><text:tab/><text:tab/>= </text:span><text:span text:style-name="T7"></text:span><text:span text:style-name="T12">(i-1, s) if s – w[i] &lt; 0</text:span></text:p>
      <text:p text:style-name="P8"/>
      <text:p text:style-name="P8"/>
      <text:p text:style-name="P8"/>
      <text:p text:style-name="P8"/>
      <text:p text:style-name="P8"/>
      <text:list xml:id="list1900505555" text:continue-numbering="true" text:style-name="L1">
        <text:list-item>
          <text:p text:style-name="P11">Write pseudo codes for the recursive algorithm in your report. <text:s/><text:span text:style-name="T8">Analyze the time complexity of this algorithm. </text:span></text:p>
        </text:list-item>
      </text:list>
      <text:p text:style-name="P4"/>
      <text:p text:style-name="P4"><text:tab/>a. The pseudo codes for the recursive algorithm </text:p>
      <text:p text:style-name="P6"/>
      <text:p text:style-name="P4"><text:span text:style-name="T9"><text:tab/></text:span><text:span text:style-name="T16">recursion():</text:span></text:p>
      <text:p text:style-name="P5"><text:tab/>construct the dynamic table</text:p>
      <text:p text:style-name="P5"><text:tab/>max value = RCFunction( items.size(), pack size)</text:p>
      <text:p text:style-name="P5"><text:tab/>while remain &amp;&amp; x != 0</text:p>
      <text:p text:style-name="P5"><text:tab/><text:tab/>while ( dp[x][remain]<text:tab/> == dp[x-1][remain] ) x--</text:p>
      <text:p text:style-name="P5"><text:tab/><text:tab/>result[x-1] = 1</text:p>
      <text:p text:style-name="P5"><text:tab/><text:tab/>remain = remain – items[x-1].szie</text:p>
      <text:p text:style-name="P5"><text:tab/><text:tab/>x--</text:p>
      <text:p text:style-name="P5"><text:tab/>destruct the dynamic table</text:p>
      <text:p text:style-name="P5"/>
      <text:p text:style-name="P5"><text:soft-page-break/></text:p>
      <text:p text:style-name="P4"><text:span text:style-name="T8"><text:tab/></text:span><text:span text:style-name="T16">RCFunction( i , pSize ):</text:span></text:p>
      <text:p text:style-name="P5"><text:tab/>if i == 0 || pSize == 0</text:p>
      <text:p text:style-name="P5"><text:tab/><text:tab/>dp[i][pSize] = 0</text:p>
      <text:p text:style-name="P5"><text:tab/>if dp[i][pSize] &lt; 0</text:p>
      <text:p text:style-name="P5"><text:tab/><text:tab/>if pSize &lt; item[i-1].size</text:p>
      <text:p text:style-name="P5"><text:tab/><text:tab/><text:tab/>dp[i][pSize] = RCFunction( i – 1 , pSize )</text:p>
      <text:p text:style-name="P5"><text:tab/><text:tab/>else</text:p>
      <text:p text:style-name="P5"><text:tab/><text:tab/><text:tab/>dp[i][pSize] = max( RCFunction( i <text:s/>– 1 , pSize ) , </text:p>
      <text:p text:style-name="P5"><text:tab/><text:tab/><text:tab/><text:tab/>items[i-1].value + RCFuntion( i -1, <text:s/>pSize – items[i-1].size ) </text:p>
      <text:p text:style-name="P5"><text:tab/>return dp[i][pSize]</text:p>
      <text:p text:style-name="P5"><text:tab/></text:p>
      <text:p text:style-name="P6"><text:tab/>max( a, b ):</text:p>
      <text:p text:style-name="P6"><text:tab/><text:span text:style-name="T15">return the</text:span> <text:span text:style-name="T15"><text:s/>larger one between a and b.</text:span></text:p>
      <text:p text:style-name="P4"/>
      <text:p text:style-name="P4"><text:tab/>b . The time complexity of the recursive algorithm.</text:p>
      <text:p text:style-name="P4"><text:tab/>We can find out that the calling times of <text:span text:style-name="T9">RCFunction() </text:span>is dependent on the space of the knapsack <text:tab/>and total number of items. Also, all the items can not be considered more then one times, and so as <text:tab/>the space of the knapsack. Hence, we can conclude that the time complexity is <text:span text:style-name="T10">Θ(nW), where the n </text:span></text:p>
      <text:p text:style-name="P7"><text:tab/>is number of all items, and the W is the space of knapsack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876446282" text:continue-numbering="true" text:style-name="L1">
        <text:list-item>
          <text:p text:style-name="P13">Write pseudo codes for the DP algorithm in your report. <text:s/>Analyze the time complexity of this algorithm. Hint: You can use a two dimensional table: one is item, the other is space. </text:p>
        </text:list-item>
      </text:list>
      <text:p text:style-name="P5"/>
      <text:p text:style-name="P5"><text:tab/>a. The pseudo codes for the dynamic programming algorithm.</text:p>
      <text:p text:style-name="P5"><text:tab/></text:p>
      <text:p text:style-name="P5"><text:tab/><text:tab/>construct DP table <text:s/>dp</text:p>
      <text:p text:style-name="P5"><text:tab/><text:tab/>construct trace back table <text:s/>traceBack</text:p>
      <text:p text:style-name="P5"><text:tab/><text:tab/>for i to items.size </text:p>
      <text:p text:style-name="P5"><text:tab/><text:tab/><text:tab/>for j to space of package</text:p>
      <text:p text:style-name="P5"><text:tab/><text:tab/><text:tab/><text:tab/>if i == 0 || j == 0</text:p>
      <text:p text:style-name="P5"><text:tab/><text:tab/><text:tab/><text:tab/><text:tab/>dp[i][j] = 0</text:p>
      <text:p text:style-name="P5"><text:tab/><text:tab/><text:tab/><text:tab/>else if items[i-1].size &lt;= j <text:s/><text:tab/></text:p>
      <text:p text:style-name="P5"><text:tab/><text:tab/><text:tab/><text:tab/><text:tab/>dp[i][j] = max( items[i-1].value+dp[i-1][j-items[i-1].size] </text:p>
      <text:p text:style-name="P5"><text:tab/><text:tab/><text:tab/><text:tab/><text:tab/><text:tab/><text:tab/>&gt; dp[i-1][j] )</text:p>
      <text:p text:style-name="P5"><text:tab/><text:tab/><text:tab/><text:tab/><text:tab/>if the items is put in to dp[i][j], record in the trace back table</text:p>
      <text:p text:style-name="P5"><text:tab/><text:tab/><text:tab/><text:tab/>else</text:p>
      <text:p text:style-name="P5"><text:tab/><text:tab/><text:tab/><text:tab/><text:tab/>dp[i][j] = dp[i-1][j]</text:p>
      <text:p text:style-name="P5"><text:tab/><text:tab/></text:p>
      <text:p text:style-name="P5"><text:tab/><text:tab/>let remain = space of knapsack</text:p>
      <text:p text:style-name="P5"><text:tab/><text:tab/>let x = items.size()</text:p>
      <text:p text:style-name="P5"><text:tab/><text:tab/>while ( dp[items.size()][remain] – dp[items.size()][remain-1] == 0 ) remain—;</text:p>
      <text:p text:style-name="P5"><text:tab/><text:tab/>while ( remain )</text:p>
      <text:p text:style-name="P5"><text:tab/><text:tab/><text:tab/>while ( traceBack[x][remain] == 0 ) x--</text:p>
      <text:p text:style-name="P5"><text:tab/><text:tab/><text:tab/>result[x-1] = 1;</text:p>
      <text:p text:style-name="P5"><text:tab/><text:tab/><text:tab/>remain = remain – traceBack[x][remain]</text:p>
      <text:p text:style-name="P5"><text:tab/><text:tab/><text:tab/>x--</text:p>
      <text:p text:style-name="P5"><text:tab/><text:tab/>destruct the trace back table</text:p>
      <text:p text:style-name="P5"><text:tab/><text:tab/>destruct the DP table</text:p>
      <text:p text:style-name="P5"><text:tab/></text:p>
      <text:p text:style-name="P5"><text:tab/>b. The time complexity of dynamic programming algortihm.</text:p>
      <text:p text:style-name="P5"><text:tab/><text:tab/></text:p>
      <text:p text:style-name="P5"><text:tab/>The dynaminc programming <text:s/>algorithm of solving the knapsack problem uses the iterative way to <text:tab/>fill the table until we achieve the space of knapsack which is given. As a result, to fill up a 2D array, <text:tab/>there are two nested loops in my implementation, the first nested loop is to fill the DP table and <text:tab/>calculate the maxmium value of the problem. </text:p>
      <text:p text:style-name="P5"><text:tab/></text:p>
      <text:p text:style-name="P5"><text:tab/>Considerating the index of this nested loop, we can conclude that the time complexity is <text:span text:style-name="T13">Θ(nW) <text:tab/>because the loop indexes is constrained by n and W, where n is number of <text:s/>items and W is the size <text:tab/>of the knapsack. </text:span></text:p>
      <text:p text:style-name="P7"><text:tab/><text:tab/></text:p>
      <text:p text:style-name="P5"><text:span text:style-name="T13"><text:tab/>Also, the second nested loop, which is used to trace back and find the combination of the optimized <text:tab/>solution, is constrained by the size of knapsack and the number of all the items, because in my <text:tab/>implementation, there is no entry in the </text:span><text:span text:style-name="T14">traceBack</text:span><text:span text:style-name="T13"> table can be visited more then one time through <text:tab/>out the trace procedure. From another point of view, we can not get the combination of optimized <text:tab/>result until this procedure is been done. Hence, I can conclude that the time complexity of this part <text:tab/>is Θ(nW).</text:span></text:p>
      <text:p text:style-name="P7"><text:tab/></text:p>
      <text:p text:style-name="P7"><text:tab/>Now, I can get the time complexity of the whole algorithm, which is Θ(nW).</text:p>
      <text:p text:style-name="P7"/>
      <text:p text:style-name="P5"/>
      <text:p text:style-name="P5"><text:soft-page-break/></text:p>
      <text:list xml:id="list576038283" text:continue-numbering="true" text:style-name="L1">
        <text:list-item>
          <text:p text:style-name="P13">The result table of testing input</text:p>
          <text:p text:style-name="P13"/>
        </text:list-item>
        <text:list-item>
          <text:p text:style-name="P13">Ploting the table</text:p>
        </text:list-item>
      </text:list>
      <text:p text:style-name="P5"><text:tab/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22:39:28</meta:creation-date>
    <dc:date>2012-04-05T21:01:01</dc:date>
    <meta:editing-duration>PT1H36M48S</meta:editing-duration>
    <meta:editing-cycles>11</meta:editing-cycles>
    <meta:generator>LibreOffice/3.4$Linux LibreOffice_project/340m1$Build-502</meta:generator>
    <meta:document-statistic meta:table-count="0" meta:image-count="0" meta:object-count="0" meta:page-count="5" meta:paragraph-count="118" meta:word-count="1061" meta:character-count="6212" meta:non-whitespace-character-count="4978"/>
  </office:meta>
</office:document-meta>
</file>